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b675"/>
    </style:style>
    <style:style style:name="P2" style:family="paragraph" style:parent-style-name="Standard">
      <style:text-properties officeooo:paragraph-rsid="0015b675"/>
    </style:style>
    <style:style style:name="P3" style:family="paragraph" style:parent-style-name="Standard">
      <style:text-properties fo:font-weight="bold" officeooo:rsid="00200070" officeooo:paragraph-rsid="0020007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rge two sorted arrays</text:p>
      <text:p text:style-name="P1"/>
      <text:p text:style-name="P1">#include&lt;iostream&gt;</text:p>
      <text:p text:style-name="P1">#include &lt;cstring&gt;</text:p>
      <text:p text:style-name="P1"/>
      <text:p text:style-name="P1">using namespace std;</text:p>
      <text:p text:style-name="P1">int main(){</text:p>
      <text:p text:style-name="P1"><text:s text:c="4"/>int n,m;</text:p>
      <text:p text:style-name="P1"><text:s text:c="4"/>cout&lt;&lt;"Enter the valu of n and m ";</text:p>
      <text:p text:style-name="P1"><text:s text:c="5"/>cin&gt;&gt;n&gt;&gt;m;</text:p>
      <text:p text:style-name="P1"><text:s/>int arr1[n];</text:p>
      <text:p text:style-name="P1"><text:s text:c="3"/>cout&lt;&lt;"Enter the value of arr1 ";</text:p>
      <text:p text:style-name="P1"><text:s/>for(int i=0;i&lt;n;i++){</text:p>
      <text:p text:style-name="P1"><text:s text:c="4"/>cin&gt;&gt;arr1[i];</text:p>
      <text:p text:style-name="P1"><text:s/>}</text:p>
      <text:p text:style-name="P1"><text:s/>int arr2[m];</text:p>
      <text:p text:style-name="P1"><text:s text:c="3"/>cout&lt;&lt;"Enter the valu of arr2 <text:s/>";</text:p>
      <text:p text:style-name="P1"><text:s/>for(int i=0;i&lt;m;i++){</text:p>
      <text:p text:style-name="P1"><text:s text:c="5"/>cin&gt;&gt;arr2[i];</text:p>
      <text:p text:style-name="P1"><text:s/>}</text:p>
      <text:p text:style-name="P1"><text:s/>int sum[n+m];</text:p>
      <text:p text:style-name="P1"><text:s/></text:p>
      <text:p text:style-name="P1"><text:s/>int i=0,j=0,k=0;</text:p>
      <text:p text:style-name="P1"><text:s text:c="2"/>while (i &lt; n &amp;&amp; j &lt; m) {</text:p>
      <text:p text:style-name="P1"><text:s text:c="6"/>if (arr1[i] &lt; arr2[j]) {</text:p>
      <text:p text:style-name="P1"><text:s text:c="9"/>sum[k] = arr1[i];</text:p>
      <text:p text:style-name="P1"><text:s text:c="9"/>k++;</text:p>
      <text:p text:style-name="P1"><text:s text:c="9"/>i++;</text:p>
      <text:p text:style-name="P1"><text:s text:c="6"/>} else {</text:p>
      <text:p text:style-name="P1"><text:s text:c="9"/>sum[k] = arr2[j];</text:p>
      <text:p text:style-name="P1"><text:s text:c="11"/>k++;</text:p>
      <text:p text:style-name="P1"><text:s text:c="9"/>j++;</text:p>
      <text:p text:style-name="P1"><text:s text:c="6"/>}</text:p>
      <text:p text:style-name="P1"><text:s text:c="3"/>}</text:p>
      <text:p text:style-name="P1"><text:s text:c="3"/>while (j&gt;=m &amp;&amp; i &lt; n) {</text:p>
      <text:p text:style-name="P1"><text:s text:c="6"/>sum[k] = arr1[i];</text:p>
      <text:p text:style-name="P1"><text:s text:c="8"/>k++;</text:p>
      <text:p text:style-name="P1"><text:s text:c="9"/>i++;</text:p>
      <text:p text:style-name="P1"><text:s text:c="3"/>}</text:p>
      <text:p text:style-name="P1"><text:s text:c="3"/>while (j &lt; m &amp;&amp; i&gt;=n) {</text:p>
      <text:p text:style-name="P1"><text:s text:c="6"/>sum[k] = arr2[j];</text:p>
      <text:p text:style-name="P1"><text:s text:c="8"/>k++;</text:p>
      <text:p text:style-name="P1"><text:s text:c="9"/>j++;</text:p>
      <text:p text:style-name="P1"><text:s text:c="3"/>}</text:p>
      <text:p text:style-name="P1"><text:s text:c="3"/>cout&lt;&lt;" the merged array is ";</text:p>
      <text:p text:style-name="P1"><text:s text:c="3"/>for (int i = 0; i &lt; n+m; ++i) {</text:p>
      <text:p text:style-name="P1"><text:s text:c="5"/>cout&lt;&lt;sum[i]&lt;&lt;" ";</text:p>
      <text:p text:style-name="P1"><text:s text:c="3"/>}</text:p>
      <text:p text:style-name="P1"><text:s text:c="5"/>return 0;</text:p>
      <text:p text:style-name="P1">}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7-01T12:45:08.643598676</dc:date>
    <meta:editing-duration>PT6H19M52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" meta:paragraph-count="49" meta:word-count="128" meta:character-count="822" meta:non-whitespace-character-count="546"/>
  </office:meta>
</office:document-meta>
</file>